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utch801 Rm BT" svg:font-family="'Dutch801 Rm BT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language="es" fo:country="ES" fo:font-style="italic" fo:font-weight="bold" style:font-style-asian="italic" style:font-weight-asian="bold" style:font-name-complex="Arial"/>
    </style:style>
    <style:style style:name="P4" style:family="paragraph" style:parent-style-name="Standard">
      <style:paragraph-properties fo:line-height="150%"/>
      <style:text-properties style:font-name="Arial" fo:language="es" fo:country="ES" style:font-name-complex="Ari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es" fo:country="ES" style:font-name-complex="Ari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language="es" fo:country="ES" style:font-name-complex="Arial"/>
    </style:style>
    <style:style style:name="P7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</style:style>
    <style:style style:name="P8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language="es" fo:country="ES" style:font-name-complex="Arial"/>
    </style:style>
    <style:style style:name="P9" style:family="paragraph" style:parent-style-name="Standard">
      <style:paragraph-properties fo:margin-left="1.905cm" fo:margin-right="0cm" fo:line-height="150%" fo:text-align="justify" style:justify-single-word="false" fo:text-indent="0cm" style:auto-text-indent="false"/>
      <style:text-properties style:font-name="Arial" fo:language="es" fo:country="ES" style:font-name-complex="Arial"/>
    </style:style>
    <style:style style:name="P10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</style:style>
    <style:style style:name="P11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  <style:text-properties style:font-name="Arial" fo:language="es" fo:country="ES" style:font-name-complex="Ari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5.251cm" style:auto-text-indent="false"/>
    </style:style>
    <style:style style:name="P13" style:family="paragraph" style:parent-style-name="Standard">
      <style:paragraph-properties fo:margin-left="0cm" fo:margin-right="0cm" fo:line-height="150%" fo:text-indent="5.251cm" style:auto-text-indent="false"/>
      <style:text-properties style:font-name="Arial" fo:language="es" fo:country="ES" style:font-name-complex="Arial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5.251cm" style:auto-text-indent="false"/>
      <style:text-properties style:font-name="Arial" fo:language="es" fo:country="ES" style:font-name-complex="Arial"/>
    </style:style>
    <style:style style:name="P15" style:family="paragraph" style:parent-style-name="Standard">
      <style:paragraph-properties fo:margin-left="7.62cm" fo:margin-right="0cm" fo:line-height="150%" fo:text-indent="-6.033cm" style:auto-text-indent="false">
        <style:tab-stops>
          <style:tab-stop style:position="6.668cm"/>
        </style:tab-stops>
      </style:paragraph-properties>
      <style:text-properties style:font-name="Arial" fo:language="es" fo:country="ES" style:font-name-complex="Arial"/>
    </style:style>
    <style:style style:name="P16" style:family="paragraph" style:parent-style-name="Standard" style:master-page-name="Standard">
      <style:paragraph-properties fo:line-height="150%" fo:text-align="start" style:justify-single-word="false" style:page-number="auto"/>
      <style:text-properties style:font-name="Arial" fo:language="es" fo:country="ES" fo:font-style="italic" fo:font-weight="bold" style:font-style-asian="italic" style:font-weight-asian="bold" style:font-name-complex="Arial"/>
    </style:style>
    <style:style style:name="P17" style:family="paragraph" style:parent-style-name="Standard" style:list-style-name="WW8Num4">
      <style:paragraph-properties fo:line-height="150%" fo:text-align="justify" style:justify-single-word="false"/>
      <style:text-properties style:font-name="Arial" fo:language="es" fo:country="ES" style:font-name-complex="Arial"/>
    </style:style>
    <style:style style:name="P18" style:family="paragraph" style:parent-style-name="Standard">
      <style:paragraph-properties fo:line-height="150%"/>
    </style:style>
    <style:style style:name="P19" style:family="paragraph" style:parent-style-name="Standard">
      <style:paragraph-properties fo:margin-left="7.62cm" fo:margin-right="0cm" fo:line-height="150%" fo:text-indent="-6.033cm" style:auto-text-indent="false">
        <style:tab-stops>
          <style:tab-stop style:position="6.668cm"/>
        </style:tab-stops>
      </style:paragraph-properties>
      <style:text-properties style:font-name="Arial" fo:font-size="10pt" fo:language="es" fo:country="ES" style:font-size-asian="10pt" style:font-name-complex="Arial" style:font-size-complex="10pt"/>
    </style:style>
    <style:style style:name="P20" style:family="paragraph" style:parent-style-name="Standard">
      <style:paragraph-properties fo:margin-left="7.62cm" fo:margin-right="0cm" fo:line-height="150%" fo:text-indent="-6.033cm" style:auto-text-indent="false">
        <style:tab-stops>
          <style:tab-stop style:position="6.668cm"/>
        </style:tab-stops>
      </style:paragraph-properties>
      <style:text-properties style:font-name="Arial" fo:language="es" fo:country="ES" style:font-name-complex="Arial"/>
    </style:style>
    <style:style style:name="P21" style:family="paragraph">
      <style:paragraph-properties style:writing-mode="lr-tb"/>
    </style:style>
    <style:style style:name="T1" style:family="text">
      <style:text-properties style:font-name="Arial" fo:language="es" fo:country="ES" fo:font-style="italic" fo:font-weight="bold" style:font-style-asian="italic" style:font-weight-asian="bold" style:font-name-complex="Arial"/>
    </style:style>
    <style:style style:name="T2" style:family="text">
      <style:text-properties style:font-name="Arial" fo:language="es" fo:country="ES" fo:font-style="italic" style:font-style-asian="italic" style:font-name-complex="Arial"/>
    </style:style>
    <style:style style:name="T3" style:family="text">
      <style:text-properties style:font-name="Arial" fo:language="es" fo:country="ES" style:font-name-complex="Arial"/>
    </style:style>
    <style:style style:name="T4" style:family="text">
      <style:text-properties style:font-name="Arial" fo:language="es" fo:country="ES" fo:font-weight="normal" style:font-weight-asian="normal" style:font-name-complex="Arial" style:font-weight-complex="normal"/>
    </style:style>
    <style:style style:name="T5" style:family="text">
      <style:text-properties fo:font-size="10pt" style:font-size-asian="10pt" style:font-size-complex="10pt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Nombre del alumno: Leandro Marsó </text:p>
      <text:p text:style-name="P3">Carrera: Ingeniería Electrónica</text:p>
      <text:p text:style-name="P3">Matrícula: 9804246</text:p>
      <text:p text:style-name="P5"/>
      <text:p text:style-name="P7"><text:span text:style-name="T3">Realización de viajes o comisiones de índole académico, de una duración tal, que justifiquen la excepción</text:span><draw:custom-shape text:anchor-type="char" draw:z-index="0" draw:style-name="gr1" draw:text-style-name="P21" svg:width="0.636cm" svg:height="0.636cm" svg:x="0cm" svg:y="0.021cm"><text:p/><draw:enhanced-geometry svg:viewBox="0 0 21600 21600" draw:type="rectangle" draw:enhanced-path="M 0 0 L 21600 0 21600 21600 0 21600 0 0 Z N"/></draw:custom-shape><text:span text:style-name="T3">.</text:span></text:p>
      <text:p text:style-name="P5">.</text:p>
      <text:p text:style-name="P2"><draw:custom-shape text:anchor-type="char" draw:z-index="1" draw:style-name="gr1" draw:text-style-name="P21" svg:width="0.636cm" svg:height="0.636cm" svg:x="0cm" svg:y="0.074cm"><text:p/><draw:enhanced-geometry svg:viewBox="0 0 21600 21600" draw:type="rectangle" draw:enhanced-path="M 0 0 L 21600 0 21600 21600 0 21600 0 0 Z N"/></draw:custom-shape><text:span text:style-name="T3"><text:tab/>P</text:span><text:span text:style-name="T3">adecimiento de enfermedad prolongada o períodos de reposo durante el <text:tab/>embarazo o parto:</text:span></text:p>
      <text:list xml:id="list739692714" text:style-name="WW8Num4">
        <text:list-item>
          <text:list>
            <text:list-item>
              <text:p text:style-name="P17">Del alumno/a: certificada por una institución médica oficial.</text:p>
            </text:list-item>
            <text:list-item>
              <text:p text:style-name="P17">De familiares en primer grado de consanguinidad o afinidad certificado por organismos de Salud Pública Nacional o Provincial.</text:p>
            </text:list-item>
          </text:list>
        </text:list-item>
      </text:list>
      <text:p text:style-name="P9"/>
      <text:p text:style-name="P7"><draw:custom-shape text:anchor-type="char" draw:z-index="2" draw:style-name="gr1" draw:text-style-name="P21" svg:width="0.636cm" svg:height="0.636cm" svg:x="0cm" svg:y="0.032cm"><text:p/><draw:enhanced-geometry svg:viewBox="0 0 21600 21600" draw:type="rectangle" draw:enhanced-path="M 0 0 L 21600 0 21600 21600 0 21600 0 0 Z N"/></draw:custom-shape><text:span text:style-name="T3">Razones Laborales </text:span><text:span text:style-name="T3">extraordinarias debidamente certificadas.</text:span></text:p>
      <text:p text:style-name="P8"/>
      <text:p text:style-name="P10"><draw:custom-shape text:anchor-type="char" draw:z-index="3" draw:style-name="gr1" draw:text-style-name="P21" svg:width="0.636cm" svg:height="0.636cm" svg:x="0cm" svg:y="0.055cm"><text:p/><draw:enhanced-geometry svg:viewBox="0 0 21600 21600" draw:type="rectangle" draw:enhanced-path="M 0 0 L 21600 0 21600 21600 0 21600 0 0 Z N"/></draw:custom-shape><text:span text:style-name="T3"><text:tab/></text:span><text:span text:style-name="T3">Pedidos formulados por el Gabinete Psicopedagógico. </text:span></text:p>
      <text:p text:style-name="P11"/>
      <text:p text:style-name="P10"><draw:custom-shape text:anchor-type="char" draw:z-index="4" draw:style-name="gr1" draw:text-style-name="P21" svg:width="0.636cm" svg:height="0.636cm" svg:x="0cm" svg:y="0.023cm"><text:p/><draw:enhanced-geometry svg:viewBox="0 0 21600 21600" draw:type="rectangle" draw:enhanced-path="M 0 0 L 21600 0 21600 21600 0 21600 0 0 Z N"/></draw:custom-shape><text:span text:style-name="T3"><text:tab/></text:span><text:span text:style-name="T3">Otras causas no contempladas en este listado, debidamente fundadas.</text:span></text:p>
      <text:p text:style-name="P11"/>
      <text:p text:style-name="P2"><text:span text:style-name="T2">Este formulario, </text:span><text:span text:style-name="T2">con toda la documentación probatoria y la correspondiente nota de elevación (con la inclusión de: Nombre, Documento, Domicilio, Teléfono y Correo Electrónico del alumno), deberá ser remitida a la Secretaría Académica a través de la Mesa de Entradas de la Facultad, de acuerdo a los plazos que prevé la citada Ordenanza. </text:span></text:p>
      <text:p text:style-name="P5"/>
      <text:p text:style-name="P5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6"><text:soft-page-break/><text:s text:c="40"/>27 de Mayo 2013</text:p>
      <text:p text:style-name="P4">Sr. Decano de la</text:p>
      <text:p text:style-name="P4">Facultad de Ciencias Exactas, Físicas y Naturales</text:p>
      <text:p text:style-name="P4">Prof. Ing. Héctor Gabriel Tavella</text:p>
      <text:p text:style-name="P4">S.___________/___________D.</text:p>
      <text:p text:style-name="P4"/>
      <text:p text:style-name="P4">De mi mayor consideración:</text:p>
      <text:p text:style-name="P5"><text:tab/><text:tab/><text:tab/><text:tab/>Tengo el agrado de dirigirme a Ud. a los efectos de solicitarle la excepción al examen de reválida.</text:p>
      <text:p text:style-name="P2"><text:span text:style-name="T3"><text:tab/><text:tab/><text:tab/><text:tab/>Las causas por las cuales me impidieron dar cumplimiento a lo establecido por la Ordenanza N° 004-H.C.D.-2006: Régimen Rendimiento Académico Mínimo, fueron que luego de haber aprobado todas las materias correspondientes a la carrera, quedándome pendiente solamente el Proyecto Integrador y la PPS, me dediqué a la actividad laboral con dedicación completa, por desconocimiento de la reglamentación vigente. Ahora que comencé con los trámites para hacer el Proyecto Integrador y la PPS, me encontré con esta situación por la cuál asumo responsabilidad, pe</text:span><text:span text:style-name="T4">ro solicito se tenga en cuenta esta situación particular, ya que solicité una licencia <text:s/>sin goce de sueldos para dedicarme con exclusividad a realizar el Proyecto Integrador y la PPS, siendo estas dos las únicas asignaturas pendientes para finalizar la carrera. </text:span><text:span text:style-name="T3"><text:s/></text:span></text:p>
      <text:p text:style-name="P12"><text:span text:style-name="T3">Adjunto a la presente</text:span><text:span text:style-name="T3">, el formulario correspondiente y las constancias que justifica dicho pedido.</text:span></text:p>
      <text:p text:style-name="P14">Sin otro particular y a la espera de una respuesta favorable, lo saludo a Ud. con la consideración que se merece.</text:p>
      <text:p text:style-name="P13">Atte.</text:p>
      <text:p text:style-name="P4"><text:s text:c="62"/></text:p>
      <text:p text:style-name="P15"><text:s text:c="51"/>Leandro Marsó</text:p>
      <text:p text:style-name="P19"><text:s text:c="51"/><text:tab/><text:tab/>DNI 26673934</text:p>
      <text:p text:style-name="P19"><text:s text:c="51"/><text:tab/><text:tab/>Matricula 98042467</text:p>
      <text:p text:style-name="P19"><text:s text:c="51"/><text:tab/><text:tab/>Carrera: Ing. Electrónica</text:p>
      <text:p text:style-name="P19"><text:tab/><text:tab/>Domicilio: Capitán Manuel Bustos 4278</text:p>
      <text:p text:style-name="P19"><text:s text:c="51"/><text:tab/><text:tab/>Teléfono: 0351155293486</text:p>
      <text:p text:style-name="P15"><text:span text:style-name="T5"><text:s text:c="51"/><text:tab/><text:tab/>E-mail: elleandro@gmail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utch801 Rm BT" svg:font-family="'Dutch801 Rm BT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Dutch801 Rm BT" fo:font-size="12pt" fo:language="es" fo:country="AR" style:font-name-asian="Times New Roman" style:font-size-asian="12pt" style:font-name-complex="Dutch801 Rm BT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orphans="0" fo:widows="0" fo:hyphenation-ladder-count="no-limit"/>
      <style:text-properties style:font-name="Times New Roman" fo:language="es" fo:country="ES" style:font-name-asian="Lucida Sans Unicode" style:font-name-complex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I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704cm" fo:margin-bottom="2.499cm" fo:margin-left="3cm" fo:margin-right="2.268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                                                                               </dc:title>
    <meta:initial-creator>Sec.As.Estud.</meta:initial-creator>
    <meta:creation-date>2011-03-01T11:01:00</meta:creation-date>
    <dc:creator>Leandro </dc:creator>
    <dc:date>2013-06-03T10:19:08</dc:date>
    <meta:print-date>2011-03-01T11:00:00</meta:print-date>
    <meta:editing-cycles>5</meta:editing-cycles>
    <meta:editing-duration>P1DT1H59M46S</meta:editing-duration>
    <meta:generator>LibreOffice/3.3$Linux LibreOffice_project/330m19$Build-401</meta:generator>
    <meta:document-statistic meta:table-count="0" meta:image-count="0" meta:object-count="0" meta:page-count="2" meta:paragraph-count="31" meta:word-count="361" meta:character-count="2867"/>
    <meta:user-defined meta:name="Información 1"/>
    <meta:user-defined meta:name="Información 2"/>
    <meta:user-defined meta:name="Información 3"/>
    <meta:user-defined meta:name="Información 4"/>
  </office:meta>
</office:document-meta>
</file>